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officeooo:rsid="001739df" officeooo:paragraph-rsid="001739df"/>
    </style:style>
    <style:style style:name="P2" style:family="paragraph" style:parent-style-name="Standard">
      <style:text-properties style:font-name="Century Schoolbook L" officeooo:rsid="00178d1e" officeooo:paragraph-rsid="00178d1e"/>
    </style:style>
    <style:style style:name="P3" style:family="paragraph" style:parent-style-name="Standard">
      <style:text-properties style:font-name="Century Schoolbook L" officeooo:rsid="00194e90" officeooo:paragraph-rsid="00194e90"/>
    </style:style>
    <style:style style:name="P4" style:family="paragraph" style:parent-style-name="Standard">
      <style:text-properties style:font-name="Century Schoolbook L" fo:font-size="12pt" fo:font-style="italic" officeooo:rsid="00194e90" officeooo:paragraph-rsid="00194e90" style:font-size-asian="10.5pt" style:font-style-asian="italic" style:font-size-complex="12pt" style:font-style-complex="italic"/>
    </style:style>
    <style:style style:name="P5" style:family="paragraph" style:parent-style-name="Standard">
      <style:text-properties style:font-name="Century Schoolbook L" fo:font-size="12pt" fo:font-style="normal" officeooo:rsid="00194e90" officeooo:paragraph-rsid="00194e90" style:font-size-asian="10.5pt" style:font-style-asian="normal" style:font-size-complex="12pt" style:font-style-complex="normal"/>
    </style:style>
    <style:style style:name="P6" style:family="paragraph" style:parent-style-name="Standard">
      <style:text-properties style:font-name="Century Schoolbook L" fo:font-size="12pt" fo:font-style="normal" officeooo:rsid="001997e3" officeooo:paragraph-rsid="001997e3" style:font-size-asian="10.5pt" style:font-style-asian="normal" style:font-size-complex="12pt" style:font-style-complex="normal"/>
    </style:style>
    <style:style style:name="P7" style:family="paragraph" style:parent-style-name="Standard">
      <style:text-properties style:font-name="Century Schoolbook L" fo:font-size="12pt" fo:font-style="normal" officeooo:rsid="0019f7e8" officeooo:paragraph-rsid="001acfb7" style:font-size-asian="10.5pt" style:font-style-asian="normal" style:font-size-complex="12pt" style:font-style-complex="normal"/>
    </style:style>
    <style:style style:name="P8" style:family="paragraph" style:parent-style-name="Standard">
      <style:text-properties style:font-name="Century Schoolbook L" fo:font-size="12pt" fo:font-style="normal" officeooo:rsid="001acfb7" officeooo:paragraph-rsid="001acfb7" style:font-size-asian="10.5pt" style:font-style-asian="normal" style:font-size-complex="12pt" style:font-style-complex="normal"/>
    </style:style>
    <style:style style:name="P9" style:family="paragraph" style:parent-style-name="Standard">
      <style:text-properties style:font-name="Century Schoolbook L" fo:font-size="12pt" fo:font-style="normal" officeooo:rsid="001e1b33" officeooo:paragraph-rsid="001e1b33" style:font-size-asian="10.5pt" style:font-style-asian="normal" style:font-size-complex="12pt" style:font-style-complex="normal"/>
    </style:style>
    <style:style style:name="P10" style:family="paragraph" style:parent-style-name="Standard">
      <style:text-properties style:font-name="Century Schoolbook L" fo:font-size="12pt" fo:font-style="normal" officeooo:rsid="001f7e4b" officeooo:paragraph-rsid="001f7e4b" style:font-size-asian="10.5pt" style:font-style-asian="normal" style:font-size-complex="12pt" style:font-style-complex="normal"/>
    </style:style>
    <style:style style:name="P11" style:family="paragraph" style:parent-style-name="Standard">
      <style:text-properties style:font-name="Century Schoolbook L" fo:font-size="12pt" fo:font-style="normal" officeooo:rsid="00201185" officeooo:paragraph-rsid="00201185" style:font-size-asian="10.5pt" style:font-style-asian="normal" style:font-size-complex="12pt" style:font-style-complex="normal"/>
    </style:style>
    <style:style style:name="P12" style:family="paragraph" style:parent-style-name="Standard">
      <style:text-properties style:font-name="Century Schoolbook L" fo:font-size="12pt" fo:font-style="normal" officeooo:rsid="0021bd66" officeooo:paragraph-rsid="0021bd66" style:font-size-asian="10.5pt" style:font-style-asian="normal" style:font-size-complex="12pt" style:font-style-complex="normal"/>
    </style:style>
    <style:style style:name="P13" style:family="paragraph" style:parent-style-name="Standard">
      <style:text-properties style:font-name="Century Schoolbook L" fo:font-size="14pt" officeooo:rsid="00194e90" officeooo:paragraph-rsid="00194e90" style:font-size-asian="12.25pt" style:font-size-complex="14pt"/>
    </style:style>
    <style:style style:name="P14" style:family="paragraph" style:parent-style-name="Standard">
      <style:text-properties style:font-name="Century Schoolbook L" fo:font-size="14pt" officeooo:rsid="0026f42d" officeooo:paragraph-rsid="0026f42d" style:font-size-asian="12.25pt" style:font-size-complex="14pt"/>
    </style:style>
    <style:style style:name="P15" style:family="paragraph" style:parent-style-name="Standard">
      <style:text-properties officeooo:rsid="0026f42d" officeooo:paragraph-rsid="0026f42d"/>
    </style:style>
    <style:style style:name="P16" style:family="paragraph" style:parent-style-name="Standard" style:list-style-name="L1">
      <style:text-properties style:font-name="Century Schoolbook L" officeooo:rsid="001739df" officeooo:paragraph-rsid="001739df"/>
    </style:style>
    <style:style style:name="P17" style:family="paragraph" style:parent-style-name="Standard" style:list-style-name="L2">
      <style:text-properties style:font-name="Century Schoolbook L" officeooo:rsid="001739df" officeooo:paragraph-rsid="001739df"/>
    </style:style>
    <style:style style:name="P18" style:family="paragraph" style:parent-style-name="Standard" style:list-style-name="L3">
      <style:text-properties style:font-name="Century Schoolbook L" officeooo:rsid="00178d1e" officeooo:paragraph-rsid="00178d1e"/>
    </style:style>
    <style:style style:name="P19" style:family="paragraph" style:parent-style-name="Standard" style:list-style-name="L4">
      <style:text-properties style:font-name="Century Schoolbook L" officeooo:rsid="00194e90" officeooo:paragraph-rsid="00194e90"/>
    </style:style>
    <style:style style:name="P20" style:family="paragraph" style:parent-style-name="Standard" style:list-style-name="L5">
      <style:text-properties style:font-name="Century Schoolbook L" officeooo:rsid="00194e90" officeooo:paragraph-rsid="00194e90"/>
    </style:style>
    <style:style style:name="P21" style:family="paragraph" style:parent-style-name="Standard" style:list-style-name="L6">
      <style:text-properties style:font-name="Century Schoolbook L" fo:font-size="12pt" fo:font-style="normal" officeooo:rsid="00194e90" officeooo:paragraph-rsid="00194e90" style:font-size-asian="10.5pt" style:font-style-asian="normal" style:font-size-complex="12pt" style:font-style-complex="normal"/>
    </style:style>
    <style:style style:name="P22" style:family="paragraph" style:parent-style-name="Standard" style:list-style-name="L6">
      <style:text-properties style:font-name="Century Schoolbook L" fo:font-size="12pt" fo:font-style="normal" officeooo:rsid="001997e3" officeooo:paragraph-rsid="001997e3" style:font-size-asian="10.5pt" style:font-style-asian="normal" style:font-size-complex="12pt" style:font-style-complex="normal"/>
    </style:style>
    <style:style style:name="P23" style:family="paragraph" style:parent-style-name="Standard" style:list-style-name="L7">
      <style:text-properties style:font-name="Century Schoolbook L" fo:font-size="12pt" fo:font-style="normal" officeooo:rsid="001997e3" officeooo:paragraph-rsid="001997e3" style:font-size-asian="10.5pt" style:font-style-asian="normal" style:font-size-complex="12pt" style:font-style-complex="normal"/>
    </style:style>
    <style:style style:name="P24" style:family="paragraph" style:parent-style-name="Standard" style:list-style-name="L8">
      <style:text-properties style:font-name="Century Schoolbook L" fo:font-size="12pt" fo:font-style="normal" officeooo:rsid="001997e3" officeooo:paragraph-rsid="001997e3" style:font-size-asian="10.5pt" style:font-style-asian="normal" style:font-size-complex="12pt" style:font-style-complex="normal"/>
    </style:style>
    <style:style style:name="P25" style:family="paragraph" style:parent-style-name="Standard" style:list-style-name="L8">
      <style:text-properties style:font-name="Century Schoolbook L" fo:font-size="12pt" fo:font-style="normal" officeooo:rsid="0019f7e8" officeooo:paragraph-rsid="0019f7e8" style:font-size-asian="10.5pt" style:font-style-asian="normal" style:font-size-complex="12pt" style:font-style-complex="normal"/>
    </style:style>
    <style:style style:name="P26" style:family="paragraph" style:parent-style-name="Standard" style:list-style-name="L8">
      <style:text-properties style:font-name="Century Schoolbook L" fo:font-size="12pt" fo:font-style="normal" officeooo:rsid="0019f7e8" officeooo:paragraph-rsid="001acfb7" style:font-size-asian="10.5pt" style:font-style-asian="normal" style:font-size-complex="12pt" style:font-style-complex="normal"/>
    </style:style>
    <style:style style:name="P27" style:family="paragraph" style:parent-style-name="Standard" style:list-style-name="L9">
      <style:text-properties style:font-name="Century Schoolbook L" fo:font-size="12pt" fo:font-style="normal" officeooo:rsid="0019f7e8" officeooo:paragraph-rsid="0019f7e8" style:font-size-asian="10.5pt" style:font-style-asian="normal" style:font-size-complex="12pt" style:font-style-complex="normal"/>
    </style:style>
    <style:style style:name="P28" style:family="paragraph" style:parent-style-name="Standard" style:list-style-name="L9">
      <style:text-properties style:font-name="Century Schoolbook L" fo:font-size="12pt" fo:font-style="normal" officeooo:rsid="001acfb7" officeooo:paragraph-rsid="001acfb7" style:font-size-asian="10.5pt" style:font-style-asian="normal" style:font-size-complex="12pt" style:font-style-complex="normal"/>
    </style:style>
    <style:style style:name="P29" style:family="paragraph" style:parent-style-name="Standard" style:list-style-name="L10">
      <style:text-properties style:font-name="Century Schoolbook L" fo:font-size="12pt" fo:font-style="normal" officeooo:rsid="001acfb7" officeooo:paragraph-rsid="001acfb7" style:font-size-asian="10.5pt" style:font-style-asian="normal" style:font-size-complex="12pt" style:font-style-complex="normal"/>
    </style:style>
    <style:style style:name="P30" style:family="paragraph" style:parent-style-name="Standard" style:list-style-name="L11">
      <style:text-properties style:font-name="Century Schoolbook L" fo:font-size="12pt" fo:font-style="normal" officeooo:rsid="001c5847" officeooo:paragraph-rsid="001c5847" style:font-size-asian="10.5pt" style:font-style-asian="normal" style:font-size-complex="12pt" style:font-style-complex="normal"/>
    </style:style>
    <style:style style:name="P31" style:family="paragraph" style:parent-style-name="Standard" style:list-style-name="L11">
      <style:text-properties style:font-name="Century Schoolbook L" fo:font-size="12pt" fo:font-style="normal" officeooo:rsid="001c7900" officeooo:paragraph-rsid="001c7900" style:font-size-asian="10.5pt" style:font-style-asian="normal" style:font-size-complex="12pt" style:font-style-complex="normal"/>
    </style:style>
    <style:style style:name="P32" style:family="paragraph" style:parent-style-name="Standard" style:list-style-name="L11">
      <style:text-properties style:font-name="Century Schoolbook L" fo:font-size="12pt" fo:font-style="normal" officeooo:rsid="001e1b33" officeooo:paragraph-rsid="001e1b33" style:font-size-asian="10.5pt" style:font-style-asian="normal" style:font-size-complex="12pt" style:font-style-complex="normal"/>
    </style:style>
    <style:style style:name="P33" style:family="paragraph" style:parent-style-name="Standard" style:list-style-name="L12">
      <style:text-properties style:font-name="Century Schoolbook L" fo:font-size="12pt" fo:font-style="normal" officeooo:rsid="001f7e4b" officeooo:paragraph-rsid="001f7e4b" style:font-size-asian="10.5pt" style:font-style-asian="normal" style:font-size-complex="12pt" style:font-style-complex="normal"/>
    </style:style>
    <style:style style:name="P34" style:family="paragraph" style:parent-style-name="Standard" style:list-style-name="L13">
      <style:text-properties style:font-name="Century Schoolbook L" fo:font-size="12pt" fo:font-style="normal" officeooo:rsid="00201185" officeooo:paragraph-rsid="00201185" style:font-size-asian="10.5pt" style:font-style-asian="normal" style:font-size-complex="12pt" style:font-style-complex="normal"/>
    </style:style>
    <style:style style:name="P35" style:family="paragraph" style:parent-style-name="Standard" style:list-style-name="L14">
      <style:text-properties style:font-name="Century Schoolbook L" fo:font-size="12pt" fo:font-style="normal" officeooo:rsid="00201185" officeooo:paragraph-rsid="00201185" style:font-size-asian="10.5pt" style:font-style-asian="normal" style:font-size-complex="12pt" style:font-style-complex="normal"/>
    </style:style>
    <style:style style:name="P36" style:family="paragraph" style:parent-style-name="Standard" style:list-style-name="L14">
      <style:text-properties style:font-name="Century Schoolbook L" fo:font-size="12pt" fo:font-style="normal" officeooo:rsid="0021bd66" officeooo:paragraph-rsid="0021bd66" style:font-size-asian="10.5pt" style:font-style-asian="normal" style:font-size-complex="12pt" style:font-style-complex="normal"/>
    </style:style>
    <style:style style:name="P37" style:family="paragraph" style:parent-style-name="Standard" style:list-style-name="L15">
      <style:text-properties style:font-name="Century Schoolbook L" fo:font-size="12pt" fo:font-style="normal" officeooo:rsid="0021bd66" officeooo:paragraph-rsid="0021bd66" style:font-size-asian="10.5pt" style:font-style-asian="normal" style:font-size-complex="12pt" style:font-style-complex="normal"/>
    </style:style>
    <style:style style:name="P38" style:family="paragraph" style:parent-style-name="Standard" style:list-style-name="L16">
      <style:text-properties style:font-name="Century Schoolbook L" fo:font-size="12pt" fo:font-style="normal" officeooo:rsid="0021bd66" officeooo:paragraph-rsid="0021bd66" style:font-size-asian="10.5pt" style:font-style-asian="normal" style:font-size-complex="12pt" style:font-style-complex="normal"/>
    </style:style>
    <style:style style:name="P39" style:family="paragraph" style:parent-style-name="Standard" style:list-style-name="L16">
      <style:text-properties style:font-name="Century Schoolbook L" fo:font-size="12pt" fo:font-style="normal" officeooo:rsid="0021bd66" officeooo:paragraph-rsid="0022e2d1" style:font-size-asian="10.5pt" style:font-style-asian="normal" style:font-size-complex="12pt" style:font-style-complex="normal"/>
    </style:style>
    <style:style style:name="P40" style:family="paragraph" style:parent-style-name="Standard">
      <style:text-properties style:font-name="Century Schoolbook L" fo:font-size="12pt" fo:font-style="normal" officeooo:rsid="0021bd66" officeooo:paragraph-rsid="0022e2d1" style:font-size-asian="10.5pt" style:font-style-asian="normal" style:font-size-complex="12pt" style:font-style-complex="normal"/>
    </style:style>
    <style:style style:name="P41" style:family="paragraph" style:parent-style-name="Standard" style:list-style-name="L16">
      <style:text-properties style:font-name="Century Schoolbook L" fo:font-size="12pt" fo:font-style="normal" officeooo:rsid="0022e2d1" officeooo:paragraph-rsid="0022e2d1" style:font-size-asian="10.5pt" style:font-style-asian="normal" style:font-size-complex="12pt" style:font-style-complex="normal"/>
    </style:style>
    <style:style style:name="P42" style:family="paragraph" style:parent-style-name="Standard" style:list-style-name="L17">
      <style:text-properties style:font-name="Century Schoolbook L" fo:font-size="12pt" fo:font-style="normal" officeooo:rsid="0026f42d" officeooo:paragraph-rsid="0026f42d" style:font-size-asian="10.5pt" style:font-style-asian="normal" style:font-size-complex="12pt" style:font-style-complex="normal"/>
    </style:style>
    <style:style style:name="P43" style:family="paragraph" style:parent-style-name="Standard">
      <style:text-properties style:font-name="Century Schoolbook L" fo:font-size="12pt" fo:font-style="normal" officeooo:rsid="0026f42d" officeooo:paragraph-rsid="0026f42d" style:font-size-asian="10.5pt" style:font-style-asian="normal" style:font-size-complex="12pt" style:font-style-complex="normal"/>
    </style:style>
    <style:style style:name="P44" style:family="paragraph" style:parent-style-name="Standard" style:list-style-name="L18">
      <style:text-properties style:font-name="Century Schoolbook L" fo:font-size="12pt" fo:font-style="normal" officeooo:rsid="0026f42d" officeooo:paragraph-rsid="0026f42d" style:font-size-asian="10.5pt" style:font-style-asian="normal" style:font-size-complex="12pt" style:font-style-complex="normal"/>
    </style:style>
    <style:style style:name="P45" style:family="paragraph" style:parent-style-name="Standard" style:list-style-name="L19">
      <style:text-properties style:font-name="Century Schoolbook L" fo:font-size="12pt" fo:font-style="normal" officeooo:rsid="0026f42d" officeooo:paragraph-rsid="0026f42d" style:font-size-asian="10.5pt" style:font-style-asian="normal" style:font-size-complex="12pt" style:font-style-complex="normal"/>
    </style:style>
    <style:style style:name="P46" style:family="paragraph" style:parent-style-name="Standard">
      <style:text-properties style:font-name="Century Schoolbook L" fo:font-size="12pt" fo:font-style="normal" officeooo:rsid="0027ec09" officeooo:paragraph-rsid="0026f42d" style:font-size-asian="10.5pt" style:font-style-asian="normal" style:font-size-complex="12pt" style:font-style-complex="normal"/>
    </style:style>
    <style:style style:name="P47" style:family="paragraph" style:parent-style-name="Standard" style:list-style-name="L20">
      <style:text-properties style:font-name="Century Schoolbook L" fo:font-size="12pt" fo:font-style="normal" officeooo:rsid="0027ec09" officeooo:paragraph-rsid="0027ec09" style:font-size-asian="10.5pt" style:font-style-asian="normal" style:font-size-complex="12pt" style:font-style-complex="normal"/>
    </style:style>
    <style:style style:name="P48" style:family="paragraph" style:parent-style-name="Standard">
      <style:text-properties style:font-name="Century Schoolbook L" fo:font-size="14pt" fo:font-style="normal" officeooo:rsid="0026f42d" officeooo:paragraph-rsid="0026f42d" style:font-size-asian="14pt" style:font-style-asian="normal" style:font-size-complex="14pt" style:font-style-complex="normal"/>
    </style:style>
    <style:style style:name="P49" style:family="paragraph" style:parent-style-name="Standard" style:list-style-name="L16">
      <style:text-properties officeooo:paragraph-rsid="0022e2d1"/>
    </style:style>
    <style:style style:name="T1" style:family="text">
      <style:text-properties officeooo:rsid="00194e90"/>
    </style:style>
    <style:style style:name="T2" style:family="text">
      <style:text-properties officeooo:rsid="001997e3"/>
    </style:style>
    <style:style style:name="T3" style:family="text">
      <style:text-properties officeooo:rsid="001c5847"/>
    </style:style>
    <style:style style:name="T4" style:family="text">
      <style:text-properties officeooo:rsid="00201185"/>
    </style:style>
    <style:style style:name="T5" style:family="text">
      <style:text-properties style:font-name="Century Schoolbook L" fo:font-size="12pt" fo:font-style="normal" style:font-size-asian="10.5pt" style:font-style-asian="normal" style:font-size-complex="12pt" style:font-style-complex="normal"/>
    </style:style>
    <style:style style:name="T6" style:family="text">
      <style:text-properties style:font-name="Century Schoolbook L" fo:font-size="12pt" fo:font-style="normal" officeooo:rsid="0021bd66" style:font-size-asian="10.5pt" style:font-style-asian="normal" style:font-size-complex="12pt" style:font-style-complex="normal"/>
    </style:style>
    <style:style style:name="T7" style:family="text">
      <style:text-properties style:font-name="Century Schoolbook L" fo:font-size="12pt" fo:font-style="normal" officeooo:rsid="0022e2d1" style:font-size-asian="10.5pt" style:font-style-asian="normal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ritský realizmus</text:p>
      <text:p text:style-name="P14"/>
      <text:p text:style-name="P1">Dr. Watson</text:p>
      <text:list xml:id="list526267524451153498" text:style-name="L1">
        <text:list-item>
          <text:p text:style-name="P16">Student medicíny</text:p>
        </text:list-item>
        <text:list-item>
          <text:p text:style-name="P16">Pomocník Sherlocka Holmse, Sherlock mu vysvětluje své myšlenkové pochody.</text:p>
        </text:list-item>
      </text:list>
      <text:p text:style-name="P1"/>
      <text:p text:style-name="P1">4 romány + další malé povídky</text:p>
      <text:list xml:id="list8485612535158316702" text:style-name="L2">
        <text:list-item>
          <text:p text:style-name="P17">Pes Baskervilský</text:p>
        </text:list-item>
      </text:list>
      <text:p text:style-name="P1"/>
      <text:p text:style-name="P2"/>
      <text:p text:style-name="P2">Lewis Carrol (1882 – 1898)</text:p>
      <text:list xml:id="list360255758964108025" text:style-name="L3">
        <text:list-item>
          <text:p text:style-name="P18">Zajímavá osobnost</text:p>
          <text:list>
            <text:list-item>
              <text:p text:style-name="P18">Původně měl studovat teologii, ale vystudoval a učil na Oxfordu matematiku a logiku</text:p>
            </text:list-item>
            <text:list-item>
              <text:p text:style-name="P18">Jedním z průkopníků fotografie v Anglii</text:p>
            </text:list-item>
            <text:list-item>
              <text:p text:style-name="P18">Více si rozuměl s dětmi než s dospělými</text:p>
            </text:list-item>
          </text:list>
        </text:list-item>
      </text:list>
      <text:p text:style-name="P2"><text:tab/></text:p>
      <text:p text:style-name="P2"><text:tab/><text:span text:style-name="T1">Alenka v říši divů</text:span></text:p>
      <text:p text:style-name="P2"/>
      <text:p text:style-name="P3">Rudyard Kipling (1865 – 1936)</text:p>
      <text:list xml:id="list6301517016056705831" text:style-name="L4">
        <text:list-item>
          <text:p text:style-name="P19">Dostal Nobelovu cenu za literaturu</text:p>
        </text:list-item>
        <text:list-item>
          <text:p text:style-name="P19">Narodil se v Indii</text:p>
        </text:list-item>
        <text:list-item>
          <text:p text:style-name="P19">Zastánce britské koloniální politiky</text:p>
        </text:list-item>
        <text:list-item>
          <text:p text:style-name="P19">Jeho nejznámějším dílem jsou Knihy džunglí</text:p>
        </text:list-item>
      </text:list>
      <text:p text:style-name="P3"><text:tab/></text:p>
      <text:p text:style-name="P3"><text:tab/>Knihy džunglí</text:p>
      <text:list xml:id="list1589469097239899" text:style-name="L5">
        <text:list-item>
          <text:p text:style-name="P20">2 knihy</text:p>
        </text:list-item>
        <text:list-item>
          <text:p text:style-name="P20">soubor povídek, většinou o malém chlapci Mauglím, kterého vychovaly zvířata v džungli</text:p>
          <text:list>
            <text:list-item>
              <text:p text:style-name="P20">Nakonec zůstane ve vesnici</text:p>
            </text:list-item>
          </text:list>
        </text:list-item>
        <text:list-item>
          <text:p text:style-name="P20">Šerchán – zlý tygr</text:p>
        </text:list-item>
        <text:list-item>
          <text:p text:style-name="P20">Medvěd Bali – Mauglího vychovavatel</text:p>
        </text:list-item>
        <text:list-item>
          <text:p text:style-name="P20">Černý panter Baghíra → rozumnější než poťouchlý Bali</text:p>
        </text:list-item>
      </text:list>
      <text:p text:style-name="P3"/>
      <text:p text:style-name="P3"/>
      <text:p text:style-name="P13">Ruský realizmus</text:p>
      <text:p text:style-name="P4">Literatura musela i učit obyvatelstvo, které je zaostalé třeba ve filosofických otázkách. Proto se Ruské romány zaměřují na filosofii</text:p>
      <text:p text:style-name="P4"/>
      <text:p text:style-name="P5">Nikolaj Vasilijevič Gogol (1809 - <text:span text:style-name="T2">18</text:span></text:p>
      <text:list xml:id="list3270405976311827311" text:style-name="L6">
        <text:list-item>
          <text:p text:style-name="P21">Ve své době nepochopený autor</text:p>
        </text:list-item>
        <text:list-item>
          <text:p text:style-name="P21">„Frontier“ ruského realizmu</text:p>
        </text:list-item>
        <text:list-item>
          <text:p text:style-name="P22">Narodil se na Ukrajině</text:p>
          <text:list>
            <text:list-item>
              <text:p text:style-name="P22">Z bohaté rodiny</text:p>
            </text:list-item>
          </text:list>
        </text:list-item>
        <text:list-item>
          <text:p text:style-name="P22">Jeho otec byl milovníkem divadla a Gogol byl vychováván v tom že je „génius“</text:p>
          <text:list>
            <text:list-item>
              <text:p text:style-name="P22">Hrál divadlo tedy i sám</text:p>
            </text:list-item>
            <text:list-item>
              <text:p text:style-name="P22">Špatně snášel kritiku jeho výstav a divadelních her</text:p>
            </text:list-item>
          </text:list>
        </text:list-item>
        <text:list-item>
          <text:p text:style-name="P22">Deprese promíchané se spiritualitou</text:p>
        </text:list-item>
        <text:list-item>
          <text:p text:style-name="P22">Ke konci života zavrhl svou tvorbu a některá díla spálil</text:p>
        </text:list-item>
        <text:list-item>
          <text:p text:style-name="P22">Dílo</text:p>
          <text:list>
            <text:list-item>
              <text:p text:style-name="P22">Kritizoval společnost s komediálním satirickým nadhledem</text:p>
            </text:list-item>
          </text:list>
        </text:list-item>
      </text:list>
      <text:p text:style-name="P6"/>
      <text:p text:style-name="P6"><text:tab/>Revizor</text:p>
      <text:list xml:id="list7861296061954026827" text:style-name="L7">
        <text:list-item>
          <text:p text:style-name="P23">Satirická komedie</text:p>
        </text:list-item>
        <text:list-item>
          <text:p text:style-name="P23">Motto „Nenadávej na zrcadlo, když máš křivou hůl“</text:p>
        </text:list-item>
        <text:list-item>
          <text:p text:style-name="P23">Do města má přijet revizor, aby zkontroloval chod městečka</text:p>
          <text:list>
            <text:list-item>
              <text:p text:style-name="P23">Město je prolezlé korupcí a podvody</text:p>
            </text:list-item>
            <text:list-item>
              <text:p text:style-name="P23">Z kontroly mají všichni nahnáno</text:p>
            </text:list-item>
          </text:list>
        </text:list-item>
        <text:list-item>
          <text:p text:style-name="P23">Těsně před příjezdem revizora přijede úředník Chlestakov</text:p>
          <text:list>
            <text:list-item>
              <text:p text:style-name="P23">Dojde k jeho záměně s revizorem</text:p>
              <text:list>
                <text:list-item>
                  <text:p text:style-name="P23">Chovají se k němu pěkně, zvou ho k sobě domů, starosta mu nabídne ruku své dcery, vesničané mu půjčují peníze (on všechny prohrál)</text:p>
                </text:list-item>
              </text:list>
            </text:list-item>
            <text:list-item>
              <text:p text:style-name="P23">Chlestakov ví, že by brzy odhalili jeho podvod a tak odjíždí</text:p>
            </text:list-item>
          </text:list>
        </text:list-item>
        <text:list-item>
          <text:p text:style-name="P23">Příběh končí tím, že přijede pravý revizor</text:p>
        </text:list-item>
        <text:list-item>
          <text:p text:style-name="P23">Celý státní aparát zjednodušený na obraz</text:p>
        </text:list-item>
      </text:list>
      <text:p text:style-name="P6"/>
      <text:p text:style-name="P6"><text:tab/>Mrtvé duše</text:p>
      <text:list xml:id="list4151095340878631825" text:style-name="L8">
        <text:list-item>
          <text:p text:style-name="P24">„Sociální román“</text:p>
        </text:list-item>
        <text:list-item>
          <text:p text:style-name="P24">Chtěl napsat něco podobného, jako Danteho Komedii</text:p>
          <text:list>
            <text:list-item>
              <text:p text:style-name="P24">3 díly, pouze 2 napsal, ten 2. spálil</text:p>
            </text:list-item>
          </text:list>
        </text:list-item>
        <text:list-item>
          <text:p text:style-name="P24">úředník Čičikov</text:p>
          <text:list>
            <text:list-item>
              <text:p text:style-name="P24">Snaží se zbohatnout, bere úplatky</text:p>
            </text:list-item>
          </text:list>
        </text:list-item>
        <text:list-item>
          <text:p text:style-name="P25">Čičikov vymyslí plán sbírat (skoro za nic) jména mrtvých nevolníků</text:p>
          <text:list>
            <text:list-item>
              <text:p text:style-name="P25">Sčítání lidu jednou za pět let, statkáři museli platit daně do konce další pětiletky.</text:p>
            </text:list-item>
          </text:list>
        </text:list-item>
        <text:list-item>
          <text:p text:style-name="P25">Mrtvé si „koupil“ jako nevolníky a za určitý počet měl dostat od státu pozemky</text:p>
        </text:list-item>
        <text:list-item>
          <text:p text:style-name="P25">Každý statkář představuje jiný typ člověka, každý má jinou zápornou vlastnost. Čtenář tak může interpretovat jako mrtvé duše samotné statkáře → postavy jako zbyteční lidé</text:p>
        </text:list-item>
        <text:list-item>
          <text:p text:style-name="P26">Na konci prvního dílu odjíždí z města, protože statkáři odhalí jeho plán</text:p>
        </text:list-item>
      </text:list>
      <text:p text:style-name="P7"/>
      <text:p text:style-name="P7">Lev Nikolajevič Tolstoj (1828 – 1910)</text:p>
      <text:list xml:id="list5896827999341125376" text:style-name="L9">
        <text:list-item>
          <text:p text:style-name="P27">Narodil se v bohaté rodině, nedokončil studia práv a následně vstoupil jako dobrovolník do armády. Brzy to ale vzdá a stáhne se do Jasné Poljany kde je jejich rodinné sídlo</text:p>
        </text:list-item>
        <text:list-item>
          <text:p text:style-name="P28">Založil tam relativně inovativní školu hrou</text:p>
        </text:list-item>
        <text:list-item>
          <text:p text:style-name="P28">Ke konci života se rozhodl, že chce odjet dožít osamělý (bez rodiny) a tak se s přáteli vydá do Bulharska</text:p>
          <text:list>
            <text:list-item>
              <text:p text:style-name="P28">Cestou dostal zápal plic a umřel</text:p>
            </text:list-item>
          </text:list>
        </text:list-item>
      </text:list>
      <text:p text:style-name="P8"/>
      <text:p text:style-name="P8"><text:tab/>Vojna a Mír</text:p>
      <text:list xml:id="list7187150227202991556" text:style-name="L10">
        <text:list-item>
          <text:p text:style-name="P29">čtyřdílný historický román</text:p>
        </text:list-item>
        <text:list-item>
          <text:p text:style-name="P29">Na začátku 19. století během Napoleonova tažení do Ruska</text:p>
        </text:list-item>
        <text:list-item>
          <text:p text:style-name="P29">Psán pásmovou kompozicí</text:p>
          <text:list>
            <text:list-item>
              <text:p text:style-name="P29">V ději se střídají pásma války a pásma míru</text:p>
            </text:list-item>
          </text:list>
        </text:list-item>
      </text:list>
      <text:p text:style-name="P8"/>
      <text:p text:style-name="P8"><text:tab/><text:span text:style-name="T3">Anna Karenina</text:span></text:p>
      <text:list xml:id="list1050534828917606470" text:style-name="L11">
        <text:list-item>
          <text:p text:style-name="P30">Sociálně-psychologický román</text:p>
        </text:list-item>
        <text:list-item>
          <text:p text:style-name="P30">Vypráví příběh A. K. Která se provdala za úředníka11,69 "</text:p>
        </text:list-item>
        <text:list-item>
          <text:p text:style-name="P30">Potká generála Vronského a přeskočí mezi nimi jiskra, Vronský se jí dvoří</text:p>
        </text:list-item>
        <text:list-item>
          <text:p text:style-name="P30">Vronský jí vyzná lásku, ale A. K. Se snaží být věrná</text:p>
          <text:list>
            <text:list-item>
              <text:p text:style-name="P30">Narodzdíl od Anny Bovaryové toto nevyhledává</text:p>
            </text:list-item>
          </text:list>
        </text:list-item>
        <text:list-item>
          <text:p text:style-name="P31">Karenin se dozví o nevěře, úředník přemýšlí příliš tabulkov</text:p>
        </text:list-item>
        <text:list-item>
          <text:p text:style-name="P31">Dozvídáme se, že A. K. Má syna, Alexej Alexandrovič jí chce vyčinit a připomenout jí to</text:p>
        </text:list-item>
        <text:list-item>
          <text:p text:style-name="P31">Anna řekne manželi o těhotenství s generálem, on ji chce potrestat</text:p>
          <text:list>
            <text:list-item>
              <text:p text:style-name="P31">Na děje A. K. Na nový život</text:p>
            </text:list-item>
          </text:list>
        </text:list-item>
        <text:list-item>
          <text:p text:style-name="P32">Při porodu AK se setkají Vronský a Karenin a Karenin přizná své city a snaží se, aby mu odpustili</text:p>
        </text:list-item>
        <text:list-item>
          <text:p text:style-name="P32">AK se rozvede, syna nechá v Rusku a s Vronským odjede do Itálie</text:p>
          <text:list>
            <text:list-item>
              <text:p text:style-name="P32">I zde je považována za vyděděnou</text:p>
            </text:list-item>
            <text:list-item>
              <text:p text:style-name="P32">Je nespokojená</text:p>
            </text:list-item>
            <text:list-item>
              <text:p text:style-name="P32">Anna vyvolává hádky protože žárlí na Vronského kontakt <text:s/>jednou ženou</text:p>
            </text:list-item>
          </text:list>
        </text:list-item>
        <text:list-item>
          <text:p text:style-name="P32">Anna přijede na nádraží, kde se poprvé setkali</text:p>
        </text:list-item>
        <text:list-item>
          <text:p text:style-name="P32">Přemýšlí o tom skočit pod vlak</text:p>
          <text:list>
            <text:list-item>
              <text:p text:style-name="P32">V tu chvíli si to rozmyslí, ale už je pozdě</text:p>
            </text:list-item>
          </text:list>
        </text:list-item>
      </text:list>
      <text:p text:style-name="P9"/>
      <text:p text:style-name="P10">Fjodor Michaljevič Dostojevskij (1821 - 1881)</text:p>
      <text:list xml:id="list6408806648745442068" text:style-name="L12">
        <text:list-item>
          <text:p text:style-name="P33">Narodil se do rodiny lékaře</text:p>
        </text:list-item>
        <text:list-item>
          <text:p text:style-name="P33">Jeho život ve velkém ovlivnilo to, že docházel na setkání utopických socialistů (ale nesympatizoval s nimi)</text:p>
          <text:list>
            <text:list-item>
              <text:p text:style-name="P33">Na jednom tomhle shromáždění zatčen a odsouzen k trestu smrti</text:p>
            </text:list-item>
            <text:list-item>
              <text:p text:style-name="P33">Trest zmírněn na pár let, poté nucené práce na Sibiři</text:p>
            </text:list-item>
          </text:list>
        </text:list-item>
        <text:list-item>
          <text:p text:style-name="P33">Když se dostal zpátky, tak za cílem reformovat ruskou společnost začal cestovat po evropě pro inspiraci jinými národy</text:p>
          <text:list>
            <text:list-item>
              <text:p text:style-name="P33">Ze svého pohledu zjistil, že není, protože se evropa příliš odklání od křesťanství</text:p>
            </text:list-item>
          </text:list>
        </text:list-item>
        <text:list-item>
          <text:p text:style-name="P33">Nedostatky viděl také v indvidualizmu</text:p>
        </text:list-item>
      </text:list>
      <text:p text:style-name="P10"/>
      <text:p text:style-name="P10"><text:tab/><text:span text:style-name="T4">Zápisky z Mrtvého domu</text:span></text:p>
      <text:list xml:id="list3298634391256827447" text:style-name="L13">
        <text:list-item>
          <text:p text:style-name="P34">O jeho pobytu na sybiři</text:p>
        </text:list-item>
        <text:list-item>
          <text:p text:style-name="P34">Trest Sibiře není náprava vězňů, ale pomsta jim</text:p>
        </text:list-item>
        <text:list-item>
          <text:p text:style-name="P34">Nachází spásu v Bohu</text:p>
        </text:list-item>
      </text:list>
      <text:p text:style-name="P11"/>
      <text:p text:style-name="P11"><text:tab/>Zločin a Trest</text:p>
      <text:list xml:id="list4129807878691799446" text:style-name="L14">
        <text:list-item>
          <text:p text:style-name="P35">Psychologický román</text:p>
        </text:list-item>
        <text:list-item>
          <text:p text:style-name="P35">Hlavní příběh je detektivní motiv, ale ten není tak důležitý</text:p>
        </text:list-item>
        <text:list-item>
          <text:p text:style-name="P35">Hlavní je vhled</text:p>
        </text:list-item>
        <text:list-item>
          <text:p text:style-name="P35">Student Raskolnikov</text:p>
          <text:list>
            <text:list-item>
              <text:p text:style-name="P35">Rozdělí si společnost na vyšší a nižší bytosti</text:p>
            </text:list-item>
            <text:list-item>
              <text:p text:style-name="P35">Řekne si, že ti vyšší si můžou volit jakákoli pravidla a ti nižší se musí řídit morálkou</text:p>
            </text:list-item>
          </text:list>
        </text:list-item>
        <text:list-item>
          <text:p text:style-name="P35">Protože potřebuje peníze na studia, tak zabije Lichvářku a její sestru</text:p>
          <text:list>
            <text:list-item>
              <text:p text:style-name="P35">Pečlivě si to naplánuje tak, aby se na to nepřišlo</text:p>
            </text:list-item>
          </text:list>
        </text:list-item>
        <text:list-item>
          <text:p text:style-name="P36">Potká kladnou postavu prostitutku a věřící Soňu, které se přizná a Soňa ho přesvědčuje, aby se udal</text:p>
          <text:list>
            <text:list-item>
              <text:p text:style-name="P36">Poté, co je zatknut nevinný muž, se přizná</text:p>
            </text:list-item>
          </text:list>
        </text:list-item>
        <text:list-item>
          <text:p text:style-name="P36">Odvezen na Sibiř, Soňa jede s ním a podporuje jeho mravní přeměnu</text:p>
        </text:list-item>
      </text:list>
      <text:p text:style-name="P12"/>
      <text:p text:style-name="P12"><text:tab/>Idiot</text:p>
      <text:list xml:id="list8380943139444757176" text:style-name="L15">
        <text:list-item>
          <text:p text:style-name="P37">Kníže Miškin</text:p>
          <text:list>
            <text:list-item>
              <text:p text:style-name="P37">Vrací se do Ruska ze sanatoria pro duševně choré</text:p>
            </text:list-item>
          </text:list>
        </text:list-item>
        <text:list-item>
          <text:p text:style-name="P37">Považován za podčlověka, i když je hodný → modernější Don Quijote</text:p>
        </text:list-item>
        <text:list-item>
          <text:p text:style-name="P37">Myšlenka. Že dobrý člověk nemůže v této společnosti přežít</text:p>
        </text:list-item>
      </text:list>
      <text:p text:style-name="P12"/>
      <text:p text:style-name="P12"><text:tab/>Bratři Karamazovi</text:p>
      <text:list xml:id="list990881283065003113" text:style-name="L16">
        <text:list-item>
          <text:p text:style-name="P38">Sleduje život statkáře Karamazova a jeho 4 synů</text:p>
          <text:list>
            <text:list-item>
              <text:p text:style-name="P38">Někdy vykládáno jako Carské rusko a budoucí Nové rusko</text:p>
            </text:list-item>
            <text:list-item>
              <text:p text:style-name="P38">Střet myšlenek mezi generacemi</text:p>
            </text:list-item>
            <text:list-item>
              <text:p text:style-name="P38">Smerďakov</text:p>
              <text:list>
                <text:list-item>
                  <text:p text:style-name="P38">Nemanželský syn</text:p>
                </text:list-item>
                <text:list-item>
                  <text:p text:style-name="P38">Plný nenávisti, zášti a pohrdání</text:p>
                </text:list-item>
              </text:list>
            </text:list-item>
            <text:list-item>
              <text:p text:style-name="P38">Ivan</text:p>
              <text:list>
                <text:list-item>
                  <text:p text:style-name="P38">Racionální</text:p>
                </text:list-item>
                <text:list-item>
                  <text:p text:style-name="P38">Ateista</text:p>
                </text:list-item>
              </text:list>
            </text:list-item>
            <text:list-item>
              <text:p text:style-name="P38">Dimitrij</text:p>
              <text:list>
                <text:list-item>
                  <text:p text:style-name="P38">Floutek</text:p>
                </text:list-item>
                <text:list-item>
                  <text:p text:style-name="P38">Myslí srdcem, milovník žen</text:p>
                </text:list-item>
              </text:list>
            </text:list-item>
            <text:list-item>
              <text:p text:style-name="P38">Aljoša</text:p>
              <text:list>
                <text:list-item>
                  <text:p text:style-name="P38">Předtavuje náboženskou víru</text:p>
                </text:list-item>
                <text:list-item>
                  <text:p text:style-name="P38">Dobrák</text:p>
                </text:list-item>
                <text:list-item>
                  <text:p text:style-name="P39">Sociální cítění</text:p>
                </text:list-item>
              </text:list>
            </text:list-item>
          </text:list>
        </text:list-item>
        <text:list-item>
          <text:p text:style-name="P41">Karamazov je jednoho dne zavražděn</text:p>
          <text:list>
            <text:list-item>
              <text:p text:style-name="P41">Obviněn Dimitrij, protože se pohádai kvůli jedné dívce a penězům</text:p>
            </text:list-item>
          </text:list>
        </text:list-item>
        <text:list-item>
          <text:p text:style-name="P41">Ivanovi se z vraždy přiznává Smerďakov a také se přizná, že využil vraždy, aby to hodil na Dimitrije</text:p>
          <text:list>
            <text:list-item>
              <text:p text:style-name="P41">Smerďakov se oběsí</text:p>
            </text:list-item>
            <text:list-item>
              <text:p text:style-name="P41">Ivan zešílí a stává se tak pro soud irelevantním svědkem</text:p>
            </text:list-item>
            <text:list-item>
              <text:p text:style-name="P41">Aljoša odejde do kláštera</text:p>
            </text:list-item>
            <text:list-item>
              <text:p text:style-name="P41">Dimitrij jde na Sibiř na 20 let</text:p>
            </text:list-item>
          </text:list>
        </text:list-item>
        <text:list-item>
          <text:p text:style-name="P41">Dimitrij příjmá svůj trest, i když to nespáchal</text:p>
          <text:list>
            <text:list-item>
              <text:p text:style-name="P49"><text:span text:style-name="T7">Chápe to jako vykoupení z rodinného jména a rodinné nemorálnosti a viny</text:span><text:span text:style-name="T6"> </text:span></text:p>
            </text:list-item>
          </text:list>
        </text:list-item>
      </text:list>
      <text:p text:style-name="P40"/>
      <text:p text:style-name="P15"><text:span text:style-name="T6">A</text:span><text:span text:style-name="T5">nton Pavlovič Čechov (1860 - 1904)</text:span></text:p>
      <text:list xml:id="list2080053020636088362" text:style-name="L17">
        <text:list-item>
          <text:p text:style-name="P42">Vystudoval medicínu a dokonce se chvíli živil jako doktor</text:p>
        </text:list-item>
        <text:list-item>
          <text:p text:style-name="P42">Z počátku psal publicistiku, znám hlavně jako dramatik</text:p>
        </text:list-item>
        <text:list-item>
          <text:p text:style-name="P42">Jeden z významnějších autorů lyrického dramatu</text:p>
        </text:list-item>
      </text:list>
      <text:p text:style-name="P43"><text:tab/></text:p>
      <text:p text:style-name="P43"><text:tab/>Racek, Tři sestry</text:p>
      <text:p text:style-name="P43"/>
      <text:p text:style-name="P43"><text:tab/>Višňový sad</text:p>
      <text:list xml:id="list3585365212542285007" text:style-name="L18">
        <text:list-item>
          <text:p text:style-name="P44">Zachycuje přechod Ruska ke kapitalismu</text:p>
        </text:list-item>
        <text:list-item>
          <text:p text:style-name="P44">Paní Raněvská se vrací z ciziny na svůj statek, ale zjistí, že je statek v krachu a jediný způsob jak zachránit majetek rodiny je rozprodání parcel na stavební pozemky.</text:p>
        </text:list-item>
        <text:list-item>
          <text:p text:style-name="P44">Jedním z pozemků je višňový sad, který je pro rodinu symbolem</text:p>
          <text:list>
            <text:list-item>
              <text:p text:style-name="P44">Višňový sad kupuje bývalý nevolník panství</text:p>
            </text:list-item>
          </text:list>
        </text:list-item>
      </text:list>
      <text:p text:style-name="P43"/>
      <text:p text:style-name="P48">Norská literatura</text:p>
      <text:p text:style-name="P15"/>
      <text:p text:style-name="P43">Henrik Ibsen</text:p>
      <text:list xml:id="list2571112853516087050" text:style-name="L19">
        <text:list-item>
          <text:p text:style-name="P45">Autor lyrických dramat</text:p>
        </text:list-item>
        <text:list-item>
          <text:p text:style-name="P45">2. nejhranější světový dramatik</text:p>
        </text:list-item>
      </text:list>
      <text:p text:style-name="P43"><text:tab/></text:p>
      <text:p text:style-name="P46"><text:tab/>Nora / Domeček pro panenky</text:p>
      <text:list xml:id="list5138082534977124870" text:style-name="L20">
        <text:list-item>
          <text:p text:style-name="P47">Zaměřuje se na postavení žen ve společnosti</text:p>
        </text:list-item>
        <text:list-item>
          <text:p text:style-name="P47">Hlavními postavami jsou Nora a její manžel příjmením Helmer</text:p>
          <text:list>
            <text:list-item>
              <text:p text:style-name="P47">Helmer je ředitelem banky, tedy významný a vážený člověk</text:p>
            </text:list-item>
            <text:list-item>
              <text:p text:style-name="P47">Noru začne vydírat jeden zaměstnanec banky jménem Krogstad, protož Helmer ho chce vyhodit a on zná Nořino tajemství</text:p>
              <text:list>
                <text:list-item>
                  <text:p text:style-name="P47">Když byl Helmer nemocný, tak Nora potřebovala sehnat peníze na jeho léčbu a jelikož si jako žena nemohla vzít půjčku, půjčila si od Krogstada a podepsala se jako její otec</text:p>
                </text:list-item>
                <text:list-item>
                  <text:p text:style-name="P47">Krogstad požaduje povýšení</text:p>
                </text:list-item>
                <text:list-item>
                  <text:p text:style-name="P47">Nora se snaží, ale neuspěje</text:p>
                </text:list-item>
              </text:list>
            </text:list-item>
            <text:list-item>
              <text:p text:style-name="P47">Krogstad je vyhozen a vhodí Helmerovým do schránky dopis kde líčí co Nora provedla</text:p>
              <text:list>
                <text:list-item>
                  <text:p text:style-name="P47">Helmer je ne ni naštvaný</text:p>
                </text:list-item>
                <text:list-item>
                  <text:p text:style-name="P47">Krogstada trápí svědomí a tak pošle Noře dlužný úpís, takže nemusí splatit zbytek peněz</text:p>
                </text:list-item>
                <text:list-item>
                  <text:p text:style-name="P47">Helmer je ochotný Noře odpustit, ale už si to u ní pokazil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8.1098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2:10:57.199292518</meta:creation-date>
    <dc:date>2018-05-11T15:44:01.972117336</dc:date>
    <meta:editing-duration>P1DT8H25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174" meta:word-count="1388" meta:character-count="7719" meta:non-whitespace-character-count="6621"/>
  </office:meta>
</office:document-meta>
</file>